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b13" officeooo:paragraph-rsid="0018cb13"/>
    </style:style>
    <style:style style:name="P2" style:family="paragraph" style:parent-style-name="Standard" style:list-style-name="L1">
      <style:text-properties officeooo:rsid="0018cb13" officeooo:paragraph-rsid="0018cb13"/>
    </style:style>
    <style:style style:name="P3" style:family="paragraph" style:parent-style-name="Standard" style:list-style-name="L4">
      <style:text-properties officeooo:rsid="0018cb13" officeooo:paragraph-rsid="0018cb13"/>
    </style:style>
    <style:style style:name="P4" style:family="paragraph" style:parent-style-name="Standard" style:list-style-name="L5">
      <style:text-properties officeooo:rsid="0018cb13" officeooo:paragraph-rsid="0018cb13"/>
    </style:style>
    <style:style style:name="P5" style:family="paragraph" style:parent-style-name="Standard" style:list-style-name="L6">
      <style:text-properties officeooo:rsid="0018cb13" officeooo:paragraph-rsid="0018cb13"/>
    </style:style>
    <style:style style:name="P6" style:family="paragraph" style:parent-style-name="Standard" style:list-style-name="L8">
      <style:text-properties officeooo:rsid="0018cb13" officeooo:paragraph-rsid="0018cb13"/>
    </style:style>
    <style:style style:name="P7" style:family="paragraph" style:parent-style-name="Standard">
      <style:text-properties officeooo:paragraph-rsid="0018cb13"/>
    </style:style>
    <style:style style:name="P8" style:family="paragraph" style:parent-style-name="Standard" style:list-style-name="L2">
      <style:text-properties officeooo:paragraph-rsid="0018cb13"/>
    </style:style>
    <style:style style:name="P9" style:family="paragraph" style:parent-style-name="Standard" style:list-style-name="L3">
      <style:text-properties officeooo:paragraph-rsid="0018cb13"/>
    </style:style>
    <style:style style:name="P10" style:family="paragraph" style:parent-style-name="Standard" style:list-style-name="L7">
      <style:text-properties officeooo:paragraph-rsid="0018cb13"/>
    </style:style>
    <style:style style:name="P11" style:family="paragraph" style:parent-style-name="Standard" style:list-style-name="L8">
      <style:text-properties officeooo:rsid="001932f3" officeooo:paragraph-rsid="001932f3"/>
    </style:style>
    <style:style style:name="P12" style:family="paragraph" style:parent-style-name="Standard">
      <style:text-properties officeooo:rsid="001932f3" officeooo:paragraph-rsid="001932f3"/>
    </style:style>
    <style:style style:name="P13" style:family="paragraph" style:parent-style-name="Standard" style:list-style-name="L9">
      <style:text-properties officeooo:rsid="001932f3" officeooo:paragraph-rsid="001932f3"/>
    </style:style>
    <style:style style:name="P14" style:family="paragraph" style:parent-style-name="Standard" style:list-style-name="L10">
      <style:text-properties officeooo:rsid="001932f3" officeooo:paragraph-rsid="001932f3"/>
    </style:style>
    <style:style style:name="T1" style:family="text">
      <style:text-properties officeooo:rsid="0018cb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TCWebsite</text:p>
      <text:p text:style-name="P1"/>
      <text:p text:style-name="P7"><text:span text:style-name="T1">Languages /FrameWorks:</text:span></text:p>
      <text:list xml:id="list864092086" text:style-name="L7">
        <text:list-item>
          <text:p text:style-name="P10"><text:span text:style-name="T1">Jekyll Static Site / RUBY(2.7.0)</text:span></text:p>
        </text:list-item>
      </text:list>
      <text:list xml:id="list3957324491" text:style-name="L1">
        <text:list-item>
          <text:p text:style-name="P2">HTML 5</text:p>
        </text:list-item>
        <text:list-item>
          <text:p text:style-name="P2">CSS 3</text:p>
        </text:list-item>
        <text:list-item>
          <text:p text:style-name="P2">BootStrap 4</text:p>
        </text:list-item>
        <text:list-item>
          <text:p text:style-name="P2">Google Analytics </text:p>
        </text:list-item>
        <text:list-item>
          <text:p text:style-name="P2">JavaScript / PHP 7</text:p>
        </text:list-item>
        <text:list-item>
          <text:p text:style-name="P2">Nginx Server</text:p>
        </text:list-item>
        <text:list-item>
          <text:p text:style-name="P2">AWS Amazon EC2</text:p>
        </text:list-item>
      </text:list>
      <text:p text:style-name="P1"/>
      <text:p text:style-name="P1">Summary : </text:p>
      <text:list xml:id="list847861185" text:style-name="L3">
        <text:list-item>
          <text:p text:style-name="P9"><text:span text:style-name="T1">Personal, Responsive, One-Page Portfolio, with the Ability to Blog with help of Jekyll.</text:span></text:p>
        </text:list-item>
      </text:list>
      <text:list xml:id="list2050031580" text:style-name="L2">
        <text:list-item>
          <text:p text:style-name="P8"><text:span text:style-name="T1">Highly Customizable as all data is written in Markdown files. So there is no neeed to change The HTML files.</text:span></text:p>
        </text:list-item>
        <text:list-item>
          <text:p text:style-name="P8"><text:span text:style-name="T1">Ready to deploy on any Apache or Nginx Server. <text:s/></text:span></text:p>
        </text:list-item>
      </text:list>
      <text:p text:style-name="P7"/>
      <text:p text:style-name="P1">Link:</text:p>
      <text:list xml:id="list2158785846" text:style-name="L4">
        <text:list-item>
          <text:p text:style-name="P3"><text:a xlink:type="simple" xlink:href="https://github.com/tunedcoder/TCwebsite" text:style-name="Internet_20_link" text:visited-style-name="Visited_20_Internet_20_Link">https://github.com/tunedcoder/TCwebsite</text:a></text:p>
        </text:list-item>
      </text:list>
      <text:p text:style-name="P1"/>
      <text:p text:style-name="P1">#Buddy-Bot</text:p>
      <text:p text:style-name="P1"/>
      <text:p text:style-name="P1">Languages /Frameworks:</text:p>
      <text:list xml:id="list2292955743" text:style-name="L5">
        <text:list-item>
          <text:p text:style-name="P4">JavaScript</text:p>
        </text:list-item>
        <text:list-item>
          <text:p text:style-name="P4">Node.js</text:p>
        </text:list-item>
        <text:list-item>
          <text:p text:style-name="P4">Discord.js</text:p>
        </text:list-item>
        <text:list-item>
          <text:p text:style-name="P4">Amazon EC2</text:p>
        </text:list-item>
      </text:list>
      <text:p text:style-name="P1"/>
      <text:p text:style-name="P1">Summary : </text:p>
      <text:list xml:id="list1657756535" text:style-name="L6">
        <text:list-item>
          <text:p text:style-name="P5">A user management bot created with a Friend for Managing Multiple servers</text:p>
        </text:list-item>
        <text:list-item>
          <text:p text:style-name="P5">Automate Server Role Handleing and Channel Creation and Management.</text:p>
        </text:list-item>
        <text:list-item>
          <text:p text:style-name="P5">Hosted On Amazon EC2 Instance.</text:p>
        </text:list-item>
      </text:list>
      <text:p text:style-name="P1"/>
      <text:p text:style-name="P1">#BudPy</text:p>
      <text:p text:style-name="P1"/>
      <text:p text:style-name="P1">Languages/ Frameworks:</text:p>
      <text:list xml:id="list1703384170" text:style-name="L8">
        <text:list-item>
          <text:p text:style-name="P6">Python 3.6</text:p>
        </text:list-item>
        <text:list-item>
          <text:p text:style-name="P6">discord.py</text:p>
        </text:list-item>
        <text:list-item>
          <text:p text:style-name="P6">Pandas</text:p>
        </text:list-item>
        <text:list-item>
          <text:p text:style-name="P11">XLUtils</text:p>
        </text:list-item>
      </text:list>
      <text:p text:style-name="P12"/>
      <text:p text:style-name="P12">Summary:</text:p>
      <text:p text:style-name="P12"/>
      <text:list xml:id="list3338333587" text:style-name="L9">
        <text:list-item>
          <text:p text:style-name="P13">More Advanced Version of Buddy-Bot, Written in Python. To enable to integrate with an sql database and better manage users with low Request rate of Discord API.</text:p>
        </text:list-item>
      </text:list>
      <text:p text:style-name="P12"/>
      <text:p text:style-name="P12">Link : </text:p>
      <text:list xml:id="list3497950896" text:style-name="L10">
        <text:list-item>
          <text:p text:style-name="P14"><text:a xlink:type="simple" xlink:href="https://github.com/tunedcoder/Bot" text:style-name="Internet_20_link" text:visited-style-name="Visited_20_Internet_20_Link">https://github.com/tunedcoder/Bot</text:a></text:p>
          <text:p text:style-name="P14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14:33:22.449484644</meta:creation-date>
    <meta:generator>LibreOffice/6.4.7.2$Linux_X86_64 LibreOffice_project/40$Build-2</meta:generator>
    <dc:date>2021-05-24T14:50:34.298970635</dc:date>
    <meta:editing-duration>PT4M27S</meta:editing-duration>
    <meta:editing-cycles>2</meta:editing-cycles>
    <meta:document-statistic meta:table-count="0" meta:image-count="0" meta:object-count="0" meta:page-count="1" meta:paragraph-count="37" meta:word-count="173" meta:character-count="989" meta:non-whitespace-character-count="872"/>
  </office:meta>
</office:document-meta>
</file>